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DescriptorManager.handlesProperty( String namespa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DescriptorManager.getSourceProperty( Source source , String namespa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DescriptorManager.getValidity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Descriptor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DescriptorManager.removeSourceProperty( Source source , String ns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Descriptor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escriptorManager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ourceDescriptorManager.setSourceProperty( Source source , Source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Descriptor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escriptorManager.SourceDescripto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DescriptorManager.getSourceProperties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Descriptor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